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</office:font-face-decls>
  <office:automatic-styles>
    <style:style style:name="Table1" style:family="table">
      <style:table-properties style:width="16.51cm" fo:margin-left="0cm" table:align="left"/>
    </style:style>
    <style:style style:name="Table1.A" style:family="table-column">
      <style:table-column-properties style:column-width="3.979cm"/>
    </style:style>
    <style:style style:name="Table1.B" style:family="table-column">
      <style:table-column-properties style:column-width="3.981cm"/>
    </style:style>
    <style:style style:name="Table1.C" style:family="table-column">
      <style:table-column-properties style:column-width="8.5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965cm"/>
    </style:style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text-properties officeooo:paragraph-rsid="00135539"/>
    </style:style>
    <style:style style:name="P3" style:family="paragraph" style:parent-style-name="Normal">
      <style:text-properties officeooo:paragraph-rsid="00178b6f"/>
    </style:style>
    <style:style style:name="P4" style:family="paragraph" style:parent-style-name="Normal">
      <style:text-properties officeooo:paragraph-rsid="001c8511"/>
    </style:style>
    <style:style style:name="P5" style:family="paragraph" style:parent-style-name="Normal">
      <style:text-properties officeooo:paragraph-rsid="001e9a78"/>
    </style:style>
    <style:style style:name="P6" style:family="paragraph" style:parent-style-name="Normal">
      <style:text-properties officeooo:paragraph-rsid="0024c664"/>
    </style:style>
    <style:style style:name="P7" style:family="paragraph" style:parent-style-name="Normal">
      <style:text-properties officeooo:paragraph-rsid="0028df3d"/>
    </style:style>
    <style:style style:name="P8" style:family="paragraph" style:parent-style-name="Normal">
      <style:text-properties officeooo:paragraph-rsid="002d9464"/>
    </style:style>
    <style:style style:name="P9" style:family="paragraph" style:parent-style-name="Normal">
      <style:text-properties officeooo:paragraph-rsid="004330eb"/>
    </style:style>
    <style:style style:name="P10" style:family="paragraph" style:parent-style-name="Normal">
      <style:text-properties officeooo:paragraph-rsid="004ad49a"/>
    </style:style>
    <style:style style:name="P11" style:family="paragraph" style:parent-style-name="Normal">
      <style:text-properties officeooo:paragraph-rsid="00553561"/>
    </style:style>
    <style:style style:name="P12" style:family="paragraph" style:parent-style-name="Normal">
      <style:text-properties officeooo:paragraph-rsid="00586d9c"/>
    </style:style>
    <style:style style:name="P13" style:family="paragraph" style:parent-style-name="Normal">
      <style:text-properties officeooo:paragraph-rsid="005b2eca"/>
    </style:style>
    <style:style style:name="P14" style:family="paragraph" style:parent-style-name="Normal">
      <style:text-properties officeooo:paragraph-rsid="005b8ade"/>
    </style:style>
    <style:style style:name="P15" style:family="paragraph" style:parent-style-name="Normal">
      <style:text-properties officeooo:paragraph-rsid="006b8b20"/>
    </style:style>
    <style:style style:name="P16" style:family="paragraph" style:parent-style-name="Normal">
      <style:text-properties officeooo:paragraph-rsid="006c274f"/>
    </style:style>
    <style:style style:name="P17" style:family="paragraph" style:parent-style-name="Normal">
      <style:text-properties officeooo:paragraph-rsid="006fb76a"/>
    </style:style>
    <style:style style:name="P18" style:family="paragraph" style:parent-style-name="Normal">
      <style:text-properties officeooo:paragraph-rsid="0075b9ab"/>
    </style:style>
    <style:style style:name="P19" style:family="paragraph" style:parent-style-name="Table_20_Contents">
      <style:text-properties style:font-name="Calibri Light1" fo:font-size="13pt" fo:font-weight="bold" officeooo:rsid="00193e6e" officeooo:paragraph-rsid="00193e6e" style:font-size-asian="13pt" style:font-weight-asian="bold" style:font-size-complex="13pt" style:font-weight-complex="bold"/>
    </style:style>
    <style:style style:name="P20" style:family="paragraph" style:parent-style-name="Table_20_Contents">
      <style:text-properties style:font-name="Calibri Light1" officeooo:rsid="00193e6e"/>
    </style:style>
    <style:style style:name="P21" style:family="paragraph" style:parent-style-name="Table_20_Contents">
      <style:text-properties style:font-name="Calibri Light1" officeooo:rsid="00193e6e" officeooo:paragraph-rsid="00193e6e"/>
    </style:style>
    <style:style style:name="P22" style:family="paragraph" style:parent-style-name="Table_20_Contents">
      <style:text-properties style:font-name="Calibri Light1" officeooo:paragraph-rsid="00193e6e"/>
    </style:style>
    <style:style style:name="P23" style:family="paragraph" style:parent-style-name="Table_20_Contents">
      <style:text-properties style:font-name="Calibri Light1" officeooo:rsid="002359ce" officeooo:paragraph-rsid="002359ce"/>
    </style:style>
    <style:style style:name="P24" style:family="paragraph" style:parent-style-name="Table_20_Contents">
      <style:text-properties style:font-name="Calibri Light1" officeooo:rsid="005c8033" officeooo:paragraph-rsid="005c8033"/>
    </style:style>
    <style:style style:name="P25" style:family="paragraph" style:parent-style-name="Table_20_Contents">
      <style:text-properties style:font-name="Calibri Light1" officeooo:rsid="005f8a29" officeooo:paragraph-rsid="005f8a29"/>
    </style:style>
    <style:style style:name="P26" style:family="paragraph" style:parent-style-name="Normal" style:list-style-name="L1">
      <style:text-properties officeooo:paragraph-rsid="004330eb"/>
    </style:style>
    <style:style style:name="P27" style:family="paragraph" style:parent-style-name="Normal">
      <style:text-properties officeooo:paragraph-rsid="001d7fbf"/>
    </style:style>
    <style:style style:name="P28" style:family="paragraph" style:parent-style-name="Normal" style:list-style-name="L5">
      <style:text-properties officeooo:paragraph-rsid="007c0729"/>
    </style:style>
    <style:style style:name="P29" style:family="paragraph" style:parent-style-name="Normal" style:list-style-name="L5">
      <style:text-properties officeooo:paragraph-rsid="007c0be8"/>
    </style:style>
    <style:style style:name="P30" style:family="paragraph" style:parent-style-name="Normal" style:list-style-name="L6">
      <style:text-properties officeooo:paragraph-rsid="007ea7ee"/>
    </style:style>
    <style:style style:name="P31" style:family="paragraph" style:parent-style-name="Normal" style:list-style-name="L6">
      <style:text-properties officeooo:paragraph-rsid="007f3b4c"/>
    </style:style>
    <style:style style:name="P32" style:family="paragraph" style:parent-style-name="Normal">
      <style:text-properties style:font-name="Calibri Light1"/>
    </style:style>
    <style:style style:name="P33" style:family="paragraph" style:parent-style-name="Normal">
      <style:paragraph-properties fo:text-align="center" style:justify-single-word="false"/>
      <style:text-properties style:font-name="Calibri Light1" fo:font-size="24pt" style:font-size-asian="24pt" style:font-size-complex="24pt"/>
    </style:style>
    <style:style style:name="P34" style:family="paragraph" style:parent-style-name="Normal">
      <style:paragraph-properties fo:text-align="center" style:justify-single-word="false"/>
      <style:text-properties style:font-name="Calibri Light1" fo:font-size="24pt" fo:font-weight="bold" style:font-size-asian="24pt" style:font-weight-asian="bold" style:font-size-complex="24pt" style:font-weight-complex="bold"/>
    </style:style>
    <style:style style:name="P35" style:family="paragraph" style:parent-style-name="Normal">
      <style:paragraph-properties fo:text-align="center" style:justify-single-word="false"/>
      <style:text-properties style:font-name="Calibri Light1" fo:font-size="20pt" style:font-size-asian="20pt" style:font-size-complex="20pt"/>
    </style:style>
    <style:style style:name="P36" style:family="paragraph" style:parent-style-name="Normal">
      <style:text-properties style:font-name="Calibri Light1" fo:font-size="20pt" officeooo:paragraph-rsid="006fb76a" style:font-size-asian="20pt" style:font-size-complex="20pt"/>
    </style:style>
    <style:style style:name="P37" style:family="paragraph" style:parent-style-name="Normal">
      <style:paragraph-properties fo:text-align="center" style:justify-single-word="false"/>
      <style:text-properties style:font-name="Calibri Light1"/>
    </style:style>
    <style:style style:name="P38" style:family="paragraph" style:parent-style-name="Normal">
      <style:text-properties style:font-name="Calibri Light1" officeooo:paragraph-rsid="0014cdb4"/>
    </style:style>
    <style:style style:name="P39" style:family="paragraph" style:parent-style-name="Normal">
      <style:text-properties style:font-name="Calibri Light1" officeooo:paragraph-rsid="006fb76a"/>
    </style:style>
    <style:style style:name="P40" style:family="paragraph" style:parent-style-name="Normal" style:list-style-name="L7">
      <style:text-properties style:font-name="Calibri Light1" fo:font-size="12pt" fo:font-style="normal" officeooo:paragraph-rsid="0083c933" style:font-size-asian="10.5pt" style:font-style-asian="normal" style:font-size-complex="12pt" style:font-style-complex="normal"/>
    </style:style>
    <style:style style:name="P41" style:family="paragraph" style:parent-style-name="Normal">
      <style:text-properties officeooo:paragraph-rsid="0075b9ab"/>
    </style:style>
    <style:style style:name="P42" style:family="paragraph" style:parent-style-name="Normal" style:master-page-name="MP0">
      <style:paragraph-properties fo:text-align="center" style:justify-single-word="false" style:page-number="auto" fo:break-before="page"/>
      <style:text-properties style:font-name="Calibri Light1" fo:font-size="24pt" style:font-size-asian="24pt" style:font-size-complex="24pt"/>
    </style:style>
    <style:style style:name="P43" style:family="paragraph" style:parent-style-name="Odlomak_20_popisa" style:list-style-name="L2">
      <style:text-properties officeooo:paragraph-rsid="006fb76a"/>
    </style:style>
    <style:style style:name="P44" style:family="paragraph" style:parent-style-name="Odlomak_20_popisa" style:list-style-name="L3">
      <style:text-properties officeooo:paragraph-rsid="006fb76a"/>
    </style:style>
    <style:style style:name="P45" style:family="paragraph" style:parent-style-name="Odlomak_20_popisa" style:list-style-name="L4">
      <style:text-properties officeooo:paragraph-rsid="006fb76a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officeooo:rsid="00135539" style:font-size-asian="24pt" style:font-size-complex="24pt"/>
    </style:style>
    <style:style style:name="T3" style:family="text">
      <style:text-properties fo:font-size="24pt" officeooo:rsid="0014cdb4" style:font-size-asian="24pt" style:font-size-complex="24pt"/>
    </style:style>
    <style:style style:name="T4" style:family="text">
      <style:text-properties fo:font-size="24pt" officeooo:rsid="00178b6f" style:font-size-asian="24pt" style:font-size-complex="24pt"/>
    </style:style>
    <style:style style:name="T5" style:family="text">
      <style:text-properties fo:font-size="24pt" officeooo:rsid="001a9f67" style:font-size-asian="24pt" style:font-size-complex="24pt"/>
    </style:style>
    <style:style style:name="T6" style:family="text">
      <style:text-properties fo:font-size="24pt" officeooo:rsid="001c8511" style:font-size-asian="24pt" style:font-size-complex="24pt"/>
    </style:style>
    <style:style style:name="T7" style:family="text">
      <style:text-properties fo:font-size="24pt" officeooo:rsid="001d7fbf" style:font-size-asian="24pt" style:font-size-complex="24pt"/>
    </style:style>
    <style:style style:name="T8" style:family="text">
      <style:text-properties fo:font-size="24pt" officeooo:rsid="001e9a78" style:font-size-asian="24pt" style:font-size-complex="24pt"/>
    </style:style>
    <style:style style:name="T9" style:family="text">
      <style:text-properties fo:font-size="24pt" officeooo:rsid="0028df3d" style:font-size-asian="24pt" style:font-size-complex="24pt"/>
    </style:style>
    <style:style style:name="T10" style:family="text">
      <style:text-properties fo:font-size="24pt" officeooo:rsid="006fb76a" style:font-size-asian="24pt" style:font-size-complex="24pt"/>
    </style:style>
    <style:style style:name="T11" style:family="text">
      <style:text-properties fo:font-size="24pt" officeooo:rsid="0073fbf7" style:font-size-asian="24pt" style:font-size-complex="24pt"/>
    </style:style>
    <style:style style:name="T12" style:family="text">
      <style:text-properties fo:font-size="24pt" officeooo:rsid="0075b9ab" style:font-size-asian="24pt" style:font-size-complex="24pt"/>
    </style:style>
    <style:style style:name="T13" style:family="text">
      <style:text-properties fo:font-size="24pt" officeooo:rsid="007ab644" style:font-size-asian="24pt" style:font-size-complex="24pt"/>
    </style:style>
    <style:style style:name="T14" style:family="text">
      <style:text-properties fo:font-size="24pt" fo:font-style="italic" style:font-size-asian="24pt" style:font-style-asian="italic" style:font-size-complex="24pt" style:font-style-complex="italic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size="20pt" officeooo:rsid="001c8511" style:font-size-asian="20pt" style:font-size-complex="20pt"/>
    </style:style>
    <style:style style:name="T17" style:family="text">
      <style:text-properties fo:font-size="20pt" officeooo:rsid="001e9a78" style:font-size-asian="17.5pt" style:font-size-complex="20pt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14pt" officeooo:rsid="001d7fbf" style:font-size-asian="14pt" style:font-size-complex="14pt"/>
    </style:style>
    <style:style style:name="T20" style:family="text">
      <style:text-properties fo:font-size="14pt" officeooo:rsid="007d5bc3" style:font-size-asian="14pt" style:font-size-complex="14pt"/>
    </style:style>
    <style:style style:name="T21" style:family="text">
      <style:text-properties fo:font-size="14pt" fo:font-style="italic" officeooo:rsid="007c0729" style:font-size-asian="14pt" style:font-style-asian="italic" style:font-size-complex="14pt" style:font-style-complex="italic"/>
    </style:style>
    <style:style style:name="T22" style:family="text">
      <style:text-properties fo:font-size="14pt" fo:font-style="normal" officeooo:rsid="007c0729" style:font-size-asian="14pt" style:font-style-asian="normal" style:font-size-complex="14pt" style:font-style-complex="normal"/>
    </style:style>
    <style:style style:name="T23" style:family="text">
      <style:text-properties fo:font-size="14pt" fo:font-style="normal" officeooo:rsid="007d5bc3" style:font-size-asian="14pt" style:font-style-asian="normal" style:font-size-complex="14pt" style:font-style-complex="normal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font-size="12pt" officeooo:rsid="003e0bf9" style:font-size-asian="12pt" style:font-size-complex="12pt"/>
    </style:style>
    <style:style style:name="T26" style:family="text">
      <style:text-properties fo:font-size="12pt" officeooo:rsid="002df8bc" style:font-size-asian="12pt" style:font-size-complex="12pt"/>
    </style:style>
    <style:style style:name="T27" style:family="text">
      <style:text-properties fo:font-size="12pt" officeooo:rsid="003ff6cc" style:font-size-asian="12pt" style:font-size-complex="12pt"/>
    </style:style>
    <style:style style:name="T28" style:family="text">
      <style:text-properties fo:font-size="12pt" officeooo:rsid="004044a2" style:font-size-asian="12pt" style:font-size-complex="12pt"/>
    </style:style>
    <style:style style:name="T29" style:family="text">
      <style:text-properties fo:font-size="12pt" officeooo:rsid="00419c30" style:font-size-asian="12pt" style:font-size-complex="12pt"/>
    </style:style>
    <style:style style:name="T30" style:family="text">
      <style:text-properties fo:font-size="12pt" officeooo:rsid="006fb76a" style:font-size-asian="12pt" style:font-size-complex="12pt"/>
    </style:style>
    <style:style style:name="T31" style:family="text">
      <style:text-properties fo:font-size="12pt" officeooo:rsid="001e9a78" style:font-size-asian="12pt" style:font-size-complex="12pt"/>
    </style:style>
    <style:style style:name="T32" style:family="text">
      <style:text-properties fo:font-size="12pt" officeooo:rsid="0024c664" style:font-size-asian="10.5pt" style:font-size-complex="12pt"/>
    </style:style>
    <style:style style:name="T33" style:family="text">
      <style:text-properties fo:font-size="12pt" officeooo:rsid="002547cc" style:font-size-asian="10.5pt" style:font-size-complex="12pt"/>
    </style:style>
    <style:style style:name="T34" style:family="text">
      <style:text-properties fo:font-size="12pt" officeooo:rsid="0028df3d" style:font-size-asian="10.5pt" style:font-size-complex="12pt"/>
    </style:style>
    <style:style style:name="T35" style:family="text">
      <style:text-properties fo:font-size="12pt" officeooo:rsid="002aceb4" style:font-size-asian="10.5pt" style:font-size-complex="12pt"/>
    </style:style>
    <style:style style:name="T36" style:family="text">
      <style:text-properties fo:font-size="12pt" officeooo:rsid="002c866a" style:font-size-asian="10.5pt" style:font-size-complex="12pt"/>
    </style:style>
    <style:style style:name="T37" style:family="text">
      <style:text-properties fo:font-size="12pt" officeooo:rsid="002d9464" style:font-size-asian="10.5pt" style:font-size-complex="12pt"/>
    </style:style>
    <style:style style:name="T38" style:family="text">
      <style:text-properties fo:font-size="12pt" officeooo:rsid="002df8bc" style:font-size-asian="10.5pt" style:font-size-complex="12pt"/>
    </style:style>
    <style:style style:name="T39" style:family="text">
      <style:text-properties fo:font-size="12pt" officeooo:rsid="002f848f" style:font-size-asian="10.5pt" style:font-size-complex="12pt"/>
    </style:style>
    <style:style style:name="T40" style:family="text">
      <style:text-properties fo:font-size="12pt" officeooo:rsid="00317e14" style:font-size-asian="10.5pt" style:font-size-complex="12pt"/>
    </style:style>
    <style:style style:name="T41" style:family="text">
      <style:text-properties fo:font-size="12pt" officeooo:rsid="003511ab" style:font-size-asian="10.5pt" style:font-size-complex="12pt"/>
    </style:style>
    <style:style style:name="T42" style:family="text">
      <style:text-properties fo:font-size="12pt" officeooo:rsid="0035e0ba" style:font-size-asian="10.5pt" style:font-size-complex="12pt"/>
    </style:style>
    <style:style style:name="T43" style:family="text">
      <style:text-properties fo:font-size="12pt" officeooo:rsid="003ae739" style:font-size-asian="10.5pt" style:font-size-complex="12pt"/>
    </style:style>
    <style:style style:name="T44" style:family="text">
      <style:text-properties fo:font-size="12pt" officeooo:rsid="003cb75b" style:font-size-asian="10.5pt" style:font-size-complex="12pt"/>
    </style:style>
    <style:style style:name="T45" style:family="text">
      <style:text-properties fo:font-size="12pt" officeooo:rsid="003e0bf9" style:font-size-asian="10.5pt" style:font-size-complex="12pt"/>
    </style:style>
    <style:style style:name="T46" style:family="text">
      <style:text-properties fo:font-size="12pt" officeooo:rsid="00419c30" style:font-size-asian="10.5pt" style:font-size-complex="12pt"/>
    </style:style>
    <style:style style:name="T47" style:family="text">
      <style:text-properties fo:font-size="12pt" officeooo:rsid="00466cc1" style:font-size-asian="10.5pt" style:font-size-complex="12pt"/>
    </style:style>
    <style:style style:name="T48" style:family="text">
      <style:text-properties fo:font-size="12pt" officeooo:rsid="0047f4b2" style:font-size-asian="10.5pt" style:font-size-complex="12pt"/>
    </style:style>
    <style:style style:name="T49" style:family="text">
      <style:text-properties fo:font-size="12pt" officeooo:rsid="004b3773" style:font-size-asian="10.5pt" style:font-size-complex="12pt"/>
    </style:style>
    <style:style style:name="T50" style:family="text">
      <style:text-properties fo:font-size="12pt" officeooo:rsid="004b8e31" style:font-size-asian="10.5pt" style:font-size-complex="12pt"/>
    </style:style>
    <style:style style:name="T51" style:family="text">
      <style:text-properties fo:font-size="12pt" officeooo:rsid="004d79cd" style:font-size-asian="10.5pt" style:font-size-complex="12pt"/>
    </style:style>
    <style:style style:name="T52" style:family="text">
      <style:text-properties fo:font-size="12pt" officeooo:rsid="004fcf90" style:font-size-asian="10.5pt" style:font-size-complex="12pt"/>
    </style:style>
    <style:style style:name="T53" style:family="text">
      <style:text-properties fo:font-size="12pt" officeooo:rsid="00553561" style:font-size-asian="10.5pt" style:font-size-complex="12pt"/>
    </style:style>
    <style:style style:name="T54" style:family="text">
      <style:text-properties fo:font-size="12pt" officeooo:rsid="005b2eca" style:font-size-asian="10.5pt" style:font-size-complex="12pt"/>
    </style:style>
    <style:style style:name="T55" style:family="text">
      <style:text-properties fo:font-size="12pt" officeooo:rsid="005b8ade" style:font-size-asian="10.5pt" style:font-size-complex="12pt"/>
    </style:style>
    <style:style style:name="T56" style:family="text">
      <style:text-properties fo:font-size="12pt" officeooo:rsid="006b8b20" style:font-size-asian="10.5pt" style:font-size-complex="12pt"/>
    </style:style>
    <style:style style:name="T57" style:family="text">
      <style:text-properties fo:font-size="12pt" officeooo:rsid="007ea7ee" style:font-size-asian="10.5pt" style:font-size-complex="12pt"/>
    </style:style>
    <style:style style:name="T58" style:family="text">
      <style:text-properties fo:font-size="12pt" officeooo:rsid="002d9464" fo:background-color="#ffff00" loext:char-shading-value="0" style:font-size-asian="10.5pt" style:font-size-complex="12pt"/>
    </style:style>
    <style:style style:name="T59" style:family="text">
      <style:text-properties fo:font-size="12pt" officeooo:rsid="00500e2d" fo:background-color="#ffff00" loext:char-shading-value="0" style:font-size-asian="10.5pt" style:font-size-complex="12pt"/>
    </style:style>
    <style:style style:name="T60" style:family="text">
      <style:text-properties fo:font-size="12pt" officeooo:rsid="004b8e31" fo:background-color="#ffff38" loext:char-shading-value="0" style:font-size-asian="10.5pt" style:font-size-complex="12pt"/>
    </style:style>
    <style:style style:name="T61" style:family="text">
      <style:text-properties fo:font-size="12pt" officeooo:rsid="004b9655" fo:background-color="#ffff38" loext:char-shading-value="0" style:font-size-asian="10.5pt" style:font-size-complex="12pt"/>
    </style:style>
    <style:style style:name="T62" style:family="text">
      <style:text-properties fo:font-size="12pt" officeooo:rsid="00586d9c" fo:background-color="#ffff38" loext:char-shading-value="0" style:font-size-asian="10.5pt" style:font-size-complex="12pt"/>
    </style:style>
    <style:style style:name="T63" style:family="text">
      <style:text-properties fo:font-size="12pt" officeooo:rsid="00553561" fo:background-color="#ffff38" loext:char-shading-value="0" style:font-size-asian="10.5pt" style:font-size-complex="12pt"/>
    </style:style>
    <style:style style:name="T64" style:family="text">
      <style:text-properties fo:font-size="12pt" officeooo:rsid="00568ed2" fo:background-color="#ffff38" loext:char-shading-value="0" style:font-size-asian="10.5pt" style:font-size-complex="12pt"/>
    </style:style>
    <style:style style:name="T65" style:family="text">
      <style:text-properties fo:font-size="12pt" officeooo:rsid="003ae739" fo:background-color="#ffff38" loext:char-shading-value="0" style:font-size-asian="10.5pt" style:font-size-complex="12pt"/>
    </style:style>
    <style:style style:name="T66" style:family="text">
      <style:text-properties fo:font-size="12pt" officeooo:rsid="005b2eca" fo:background-color="#ffff38" loext:char-shading-value="0" style:font-size-asian="10.5pt" style:font-size-complex="12pt"/>
    </style:style>
    <style:style style:name="T67" style:family="text">
      <style:text-properties fo:font-size="12pt" officeooo:rsid="004b9655" fo:background-color="#ffffff" loext:char-shading-value="0" style:font-size-asian="10.5pt" style:font-size-complex="12pt"/>
    </style:style>
    <style:style style:name="T68" style:family="text">
      <style:text-properties fo:font-size="12pt" officeooo:rsid="00553561" fo:background-color="#ffffff" loext:char-shading-value="0" style:font-size-asian="10.5pt" style:font-size-complex="12pt"/>
    </style:style>
    <style:style style:name="T69" style:family="text">
      <style:text-properties fo:font-size="12pt" officeooo:rsid="00568ed2" fo:background-color="#ffffff" loext:char-shading-value="0" style:font-size-asian="10.5pt" style:font-size-complex="12pt"/>
    </style:style>
    <style:style style:name="T70" style:family="text">
      <style:text-properties fo:font-size="12pt" officeooo:rsid="005b0b98" fo:background-color="#ffffff" loext:char-shading-value="0" style:font-size-asian="10.5pt" style:font-size-complex="12pt"/>
    </style:style>
    <style:style style:name="T71" style:family="text">
      <style:text-properties fo:font-size="12pt" fo:font-style="italic" officeooo:rsid="00553561" style:font-size-asian="10.5pt" style:font-style-asian="italic" style:font-size-complex="12pt" style:font-style-complex="italic"/>
    </style:style>
    <style:style style:name="T72" style:family="text">
      <style:text-properties fo:font-size="12pt" fo:font-style="italic" officeooo:rsid="006b8b20" style:font-size-asian="10.5pt" style:font-style-asian="italic" style:font-size-complex="12pt" style:font-style-complex="italic"/>
    </style:style>
    <style:style style:name="T73" style:family="text">
      <style:text-properties fo:font-size="12pt" fo:font-style="italic" officeooo:rsid="006bf39d" style:font-size-asian="10.5pt" style:font-style-asian="italic" style:font-size-complex="12pt" style:font-style-complex="italic"/>
    </style:style>
    <style:style style:name="T74" style:family="text">
      <style:text-properties fo:font-size="12pt" fo:font-style="italic" officeooo:rsid="007ea7ee" style:font-size-asian="10.5pt" style:font-style-asian="italic" style:font-size-complex="12pt" style:font-style-complex="italic"/>
    </style:style>
    <style:style style:name="T75" style:family="text">
      <style:text-properties fo:font-size="12pt" fo:font-style="normal" officeooo:rsid="006b8b20" style:font-size-asian="10.5pt" style:font-style-asian="normal" style:font-size-complex="12pt" style:font-style-complex="normal"/>
    </style:style>
    <style:style style:name="T76" style:family="text">
      <style:text-properties fo:font-size="12pt" fo:font-style="normal" officeooo:rsid="006bf39d" style:font-size-asian="10.5pt" style:font-style-asian="normal" style:font-size-complex="12pt" style:font-style-complex="normal"/>
    </style:style>
    <style:style style:name="T77" style:family="text">
      <style:text-properties fo:font-size="12pt" fo:font-style="normal" officeooo:rsid="006c274f" style:font-size-asian="10.5pt" style:font-style-asian="normal" style:font-size-complex="12pt" style:font-style-complex="normal"/>
    </style:style>
    <style:style style:name="T78" style:family="text">
      <style:text-properties fo:font-size="12pt" fo:font-style="normal" officeooo:rsid="006de3b1" style:font-size-asian="10.5pt" style:font-style-asian="normal" style:font-size-complex="12pt" style:font-style-complex="normal"/>
    </style:style>
    <style:style style:name="T79" style:family="text">
      <style:text-properties fo:font-size="12pt" fo:font-style="normal" officeooo:rsid="007c0729" style:font-size-asian="10.5pt" style:font-style-asian="normal" style:font-size-complex="12pt" style:font-style-complex="normal"/>
    </style:style>
    <style:style style:name="T80" style:family="text">
      <style:text-properties fo:font-size="12pt" fo:font-style="normal" officeooo:rsid="007c0be8" style:font-size-asian="10.5pt" style:font-style-asian="normal" style:font-size-complex="12pt" style:font-style-complex="normal"/>
    </style:style>
    <style:style style:name="T81" style:family="text">
      <style:text-properties fo:font-size="12pt" fo:font-style="normal" officeooo:rsid="007ea7ee" style:font-size-asian="10.5pt" style:font-style-asian="normal" style:font-size-complex="12pt" style:font-style-complex="normal"/>
    </style:style>
    <style:style style:name="T82" style:family="text">
      <style:text-properties fo:font-size="12pt" fo:font-style="normal" officeooo:rsid="007f3b4c" style:font-size-asian="10.5pt" style:font-style-asian="normal" style:font-size-complex="12pt" style:font-style-complex="normal"/>
    </style:style>
    <style:style style:name="T83" style:family="text">
      <style:text-properties officeooo:rsid="00193e6e"/>
    </style:style>
    <style:style style:name="T84" style:family="text">
      <style:text-properties officeooo:rsid="0019e49e"/>
    </style:style>
    <style:style style:name="T85" style:family="text">
      <style:text-properties officeooo:rsid="0023d969"/>
    </style:style>
    <style:style style:name="T86" style:family="text">
      <style:text-properties fo:font-style="italic" style:font-style-asian="italic" style:font-style-complex="italic"/>
    </style:style>
    <style:style style:name="T87" style:family="text">
      <style:text-properties style:font-name="Calibri Light" fo:font-size="12pt" style:font-size-asian="12pt" style:font-size-complex="12pt"/>
    </style:style>
    <style:style style:name="T88" style:family="text">
      <style:text-properties fo:font-style="normal" style:font-style-asian="normal" style:font-style-complex="normal"/>
    </style:style>
    <style:style style:name="T89" style:family="text">
      <style:text-properties style:font-name="Calibri Light1" fo:font-size="24pt" style:font-size-asian="24pt" style:font-size-complex="24pt"/>
    </style:style>
    <style:style style:name="T90" style:family="text">
      <style:text-properties style:font-name="Calibri Light1" fo:font-size="24pt" officeooo:rsid="0014cdb4" style:font-size-asian="24pt" style:font-size-complex="24pt"/>
    </style:style>
    <style:style style:name="T91" style:family="text">
      <style:text-properties style:font-name="Calibri Light1" fo:font-size="24pt" officeooo:rsid="0028df3d" style:font-size-asian="24pt" style:font-size-complex="24pt"/>
    </style:style>
    <style:style style:name="T92" style:family="text">
      <style:text-properties style:font-name="Calibri Light1" fo:font-size="24pt" officeooo:rsid="001a9f67" style:font-size-asian="24pt" style:font-size-complex="24pt"/>
    </style:style>
    <style:style style:name="T93" style:family="text">
      <style:text-properties style:font-name="Calibri Light1" fo:font-size="24pt" officeooo:rsid="00178b6f" style:font-size-asian="24pt" style:font-size-complex="24pt"/>
    </style:style>
    <style:style style:name="T94" style:family="text">
      <style:text-properties style:font-name="Calibri Light1" fo:font-size="24pt" officeooo:rsid="001e9a78" style:font-size-asian="24pt" style:font-size-complex="24pt"/>
    </style:style>
    <style:style style:name="T95" style:family="text">
      <style:text-properties style:font-name="Calibri Light1" fo:font-size="24pt" officeooo:rsid="0073fbf7" style:font-size-asian="24pt" style:font-size-complex="24pt"/>
    </style:style>
    <style:style style:name="T96" style:family="text">
      <style:text-properties style:font-name="Calibri Light1" fo:font-size="24pt" officeooo:rsid="007ab644" style:font-size-asian="24pt" style:font-size-complex="24pt"/>
    </style:style>
    <style:style style:name="T97" style:family="text">
      <style:text-properties style:font-name="Calibri Light1" fo:font-size="24pt" officeooo:rsid="00135539" style:font-size-asian="24pt" style:font-size-complex="24pt"/>
    </style:style>
    <style:style style:name="T98" style:family="text">
      <style:text-properties style:font-name="Calibri Light1" fo:font-size="24pt" officeooo:rsid="006fb76a" style:font-size-asian="24pt" style:font-size-complex="24pt"/>
    </style:style>
    <style:style style:name="T99" style:family="text">
      <style:text-properties style:font-name="Calibri Light1" fo:font-size="24pt" officeooo:rsid="001c8511" style:font-size-asian="24pt" style:font-size-complex="24pt"/>
    </style:style>
    <style:style style:name="T100" style:family="text">
      <style:text-properties style:font-name="Calibri Light1" fo:font-size="24pt" officeooo:rsid="0075b9ab" style:font-size-asian="24pt" style:font-size-complex="24pt"/>
    </style:style>
    <style:style style:name="T101" style:family="text">
      <style:text-properties style:font-name="Calibri Light1" fo:font-size="24pt" fo:font-style="italic" style:font-size-asian="24pt" style:font-style-asian="italic" style:font-size-complex="24pt" style:font-style-complex="italic"/>
    </style:style>
    <style:style style:name="T102" style:family="text">
      <style:text-properties style:font-name="Calibri Light1" fo:font-size="12pt" officeooo:rsid="0024c664" style:font-size-asian="10.5pt" style:font-size-complex="12pt"/>
    </style:style>
    <style:style style:name="T103" style:family="text">
      <style:text-properties style:font-name="Calibri Light1" fo:font-size="12pt" officeooo:rsid="002547cc" style:font-size-asian="10.5pt" style:font-size-complex="12pt"/>
    </style:style>
    <style:style style:name="T104" style:family="text">
      <style:text-properties style:font-name="Calibri Light1" fo:font-size="12pt" officeooo:rsid="0028df3d" style:font-size-asian="10.5pt" style:font-size-complex="12pt"/>
    </style:style>
    <style:style style:name="T105" style:family="text">
      <style:text-properties style:font-name="Calibri Light1" fo:font-size="12pt" officeooo:rsid="004d79cd" style:font-size-asian="10.5pt" style:font-size-complex="12pt"/>
    </style:style>
    <style:style style:name="T106" style:family="text">
      <style:text-properties style:font-name="Calibri Light1" fo:font-size="12pt" officeooo:rsid="004b8e31" style:font-size-asian="10.5pt" style:font-size-complex="12pt"/>
    </style:style>
    <style:style style:name="T107" style:family="text">
      <style:text-properties style:font-name="Calibri Light1" fo:font-size="12pt" officeooo:rsid="005b2eca" style:font-size-asian="10.5pt" style:font-size-complex="12pt"/>
    </style:style>
    <style:style style:name="T108" style:family="text">
      <style:text-properties style:font-name="Calibri Light1" fo:font-size="12pt" officeooo:rsid="005b8ade" style:font-size-asian="10.5pt" style:font-size-complex="12pt"/>
    </style:style>
    <style:style style:name="T109" style:family="text">
      <style:text-properties style:font-name="Calibri Light1" fo:font-size="12pt" officeooo:rsid="004b3773" style:font-size-asian="10.5pt" style:font-size-complex="12pt"/>
    </style:style>
    <style:style style:name="T110" style:family="text">
      <style:text-properties style:font-name="Calibri Light1" fo:font-size="12pt" officeooo:rsid="004fcf90" style:font-size-asian="10.5pt" style:font-size-complex="12pt"/>
    </style:style>
    <style:style style:name="T111" style:family="text">
      <style:text-properties style:font-name="Calibri Light1" fo:font-size="12pt" officeooo:rsid="003511ab" style:font-size-asian="10.5pt" style:font-size-complex="12pt"/>
    </style:style>
    <style:style style:name="T112" style:family="text">
      <style:text-properties style:font-name="Calibri Light1" fo:font-size="12pt" officeooo:rsid="00466cc1" style:font-size-asian="10.5pt" style:font-size-complex="12pt"/>
    </style:style>
    <style:style style:name="T113" style:family="text">
      <style:text-properties style:font-name="Calibri Light1" fo:font-size="12pt" officeooo:rsid="0047f4b2" style:font-size-asian="10.5pt" style:font-size-complex="12pt"/>
    </style:style>
    <style:style style:name="T114" style:family="text">
      <style:text-properties style:font-name="Calibri Light1" fo:font-size="12pt" officeooo:rsid="00553561" style:font-size-asian="10.5pt" style:font-size-complex="12pt"/>
    </style:style>
    <style:style style:name="T115" style:family="text">
      <style:text-properties style:font-name="Calibri Light1" fo:font-size="12pt" officeooo:rsid="002aceb4" style:font-size-asian="10.5pt" style:font-size-complex="12pt"/>
    </style:style>
    <style:style style:name="T116" style:family="text">
      <style:text-properties style:font-name="Calibri Light1" fo:font-size="12pt" officeooo:rsid="002c866a" style:font-size-asian="10.5pt" style:font-size-complex="12pt"/>
    </style:style>
    <style:style style:name="T117" style:family="text">
      <style:text-properties style:font-name="Calibri Light1" fo:font-size="12pt" officeooo:rsid="002d9464" style:font-size-asian="10.5pt" style:font-size-complex="12pt"/>
    </style:style>
    <style:style style:name="T118" style:family="text">
      <style:text-properties style:font-name="Calibri Light1" fo:font-size="12pt" officeooo:rsid="00317e14" style:font-size-asian="10.5pt" style:font-size-complex="12pt"/>
    </style:style>
    <style:style style:name="T119" style:family="text">
      <style:text-properties style:font-name="Calibri Light1" fo:font-size="12pt" officeooo:rsid="0035e0ba" style:font-size-asian="10.5pt" style:font-size-complex="12pt"/>
    </style:style>
    <style:style style:name="T120" style:family="text">
      <style:text-properties style:font-name="Calibri Light1" fo:font-size="12pt" officeooo:rsid="002df8bc" style:font-size-asian="10.5pt" style:font-size-complex="12pt"/>
    </style:style>
    <style:style style:name="T121" style:family="text">
      <style:text-properties style:font-name="Calibri Light1" fo:font-size="12pt" officeooo:rsid="002f848f" style:font-size-asian="10.5pt" style:font-size-complex="12pt"/>
    </style:style>
    <style:style style:name="T122" style:family="text">
      <style:text-properties style:font-name="Calibri Light1" fo:font-size="12pt" officeooo:rsid="003ae739" style:font-size-asian="10.5pt" style:font-size-complex="12pt"/>
    </style:style>
    <style:style style:name="T123" style:family="text">
      <style:text-properties style:font-name="Calibri Light1" fo:font-size="12pt" officeooo:rsid="003e0bf9" style:font-size-asian="10.5pt" style:font-size-complex="12pt"/>
    </style:style>
    <style:style style:name="T124" style:family="text">
      <style:text-properties style:font-name="Calibri Light1" fo:font-size="12pt" officeooo:rsid="00419c30" style:font-size-asian="10.5pt" style:font-size-complex="12pt"/>
    </style:style>
    <style:style style:name="T125" style:family="text">
      <style:text-properties style:font-name="Calibri Light1" fo:font-size="12pt" officeooo:rsid="003cb75b" style:font-size-asian="10.5pt" style:font-size-complex="12pt"/>
    </style:style>
    <style:style style:name="T126" style:family="text">
      <style:text-properties style:font-name="Calibri Light1" fo:font-size="12pt" officeooo:rsid="006b8b20" style:font-size-asian="10.5pt" style:font-size-complex="12pt"/>
    </style:style>
    <style:style style:name="T127" style:family="text">
      <style:text-properties style:font-name="Calibri Light1" fo:font-size="12pt" officeooo:rsid="007ea7ee" style:font-size-asian="10.5pt" style:font-size-complex="12pt"/>
    </style:style>
    <style:style style:name="T128" style:family="text">
      <style:text-properties style:font-name="Calibri Light1" fo:font-size="12pt" officeooo:rsid="004b8e31" fo:background-color="#ffff38" loext:char-shading-value="0" style:font-size-asian="10.5pt" style:font-size-complex="12pt"/>
    </style:style>
    <style:style style:name="T129" style:family="text">
      <style:text-properties style:font-name="Calibri Light1" fo:font-size="12pt" officeooo:rsid="004b9655" fo:background-color="#ffff38" loext:char-shading-value="0" style:font-size-asian="10.5pt" style:font-size-complex="12pt"/>
    </style:style>
    <style:style style:name="T130" style:family="text">
      <style:text-properties style:font-name="Calibri Light1" fo:font-size="12pt" officeooo:rsid="005b2eca" fo:background-color="#ffff38" loext:char-shading-value="0" style:font-size-asian="10.5pt" style:font-size-complex="12pt"/>
    </style:style>
    <style:style style:name="T131" style:family="text">
      <style:text-properties style:font-name="Calibri Light1" fo:font-size="12pt" officeooo:rsid="003ae739" fo:background-color="#ffff38" loext:char-shading-value="0" style:font-size-asian="10.5pt" style:font-size-complex="12pt"/>
    </style:style>
    <style:style style:name="T132" style:family="text">
      <style:text-properties style:font-name="Calibri Light1" fo:font-size="12pt" officeooo:rsid="00553561" fo:background-color="#ffff38" loext:char-shading-value="0" style:font-size-asian="10.5pt" style:font-size-complex="12pt"/>
    </style:style>
    <style:style style:name="T133" style:family="text">
      <style:text-properties style:font-name="Calibri Light1" fo:font-size="12pt" officeooo:rsid="00568ed2" fo:background-color="#ffff38" loext:char-shading-value="0" style:font-size-asian="10.5pt" style:font-size-complex="12pt"/>
    </style:style>
    <style:style style:name="T134" style:family="text">
      <style:text-properties style:font-name="Calibri Light1" fo:font-size="12pt" officeooo:rsid="00586d9c" fo:background-color="#ffff38" loext:char-shading-value="0" style:font-size-asian="10.5pt" style:font-size-complex="12pt"/>
    </style:style>
    <style:style style:name="T135" style:family="text">
      <style:text-properties style:font-name="Calibri Light1" fo:font-size="12pt" officeooo:rsid="004b9655" fo:background-color="#ffffff" loext:char-shading-value="0" style:font-size-asian="10.5pt" style:font-size-complex="12pt"/>
    </style:style>
    <style:style style:name="T136" style:family="text">
      <style:text-properties style:font-name="Calibri Light1" fo:font-size="12pt" officeooo:rsid="00553561" fo:background-color="#ffffff" loext:char-shading-value="0" style:font-size-asian="10.5pt" style:font-size-complex="12pt"/>
    </style:style>
    <style:style style:name="T137" style:family="text">
      <style:text-properties style:font-name="Calibri Light1" fo:font-size="12pt" officeooo:rsid="00568ed2" fo:background-color="#ffffff" loext:char-shading-value="0" style:font-size-asian="10.5pt" style:font-size-complex="12pt"/>
    </style:style>
    <style:style style:name="T138" style:family="text">
      <style:text-properties style:font-name="Calibri Light1" fo:font-size="12pt" officeooo:rsid="005b0b98" fo:background-color="#ffffff" loext:char-shading-value="0" style:font-size-asian="10.5pt" style:font-size-complex="12pt"/>
    </style:style>
    <style:style style:name="T139" style:family="text">
      <style:text-properties style:font-name="Calibri Light1" fo:font-size="12pt" fo:font-style="italic" officeooo:rsid="00553561" style:font-size-asian="10.5pt" style:font-style-asian="italic" style:font-size-complex="12pt" style:font-style-complex="italic"/>
    </style:style>
    <style:style style:name="T140" style:family="text">
      <style:text-properties style:font-name="Calibri Light1" fo:font-size="12pt" fo:font-style="italic" officeooo:rsid="006b8b20" style:font-size-asian="10.5pt" style:font-style-asian="italic" style:font-size-complex="12pt" style:font-style-complex="italic"/>
    </style:style>
    <style:style style:name="T141" style:family="text">
      <style:text-properties style:font-name="Calibri Light1" fo:font-size="12pt" fo:font-style="italic" officeooo:rsid="006bf39d" style:font-size-asian="10.5pt" style:font-style-asian="italic" style:font-size-complex="12pt" style:font-style-complex="italic"/>
    </style:style>
    <style:style style:name="T142" style:family="text">
      <style:text-properties style:font-name="Calibri Light1" fo:font-size="12pt" fo:font-style="italic" officeooo:rsid="007ea7ee" style:font-size-asian="10.5pt" style:font-style-asian="italic" style:font-size-complex="12pt" style:font-style-complex="italic"/>
    </style:style>
    <style:style style:name="T143" style:family="text">
      <style:text-properties style:font-name="Calibri Light1" fo:font-size="12pt" officeooo:rsid="002d9464" fo:background-color="#ffff00" loext:char-shading-value="0" style:font-size-asian="10.5pt" style:font-size-complex="12pt"/>
    </style:style>
    <style:style style:name="T144" style:family="text">
      <style:text-properties style:font-name="Calibri Light1" fo:font-size="12pt" officeooo:rsid="00500e2d" fo:background-color="#ffff00" loext:char-shading-value="0" style:font-size-asian="10.5pt" style:font-size-complex="12pt"/>
    </style:style>
    <style:style style:name="T145" style:family="text">
      <style:text-properties style:font-name="Calibri Light1" fo:font-size="12pt" style:font-size-asian="12pt" style:font-size-complex="12pt"/>
    </style:style>
    <style:style style:name="T146" style:family="text">
      <style:text-properties style:font-name="Calibri Light1" fo:font-size="12pt" officeooo:rsid="003e0bf9" style:font-size-asian="12pt" style:font-size-complex="12pt"/>
    </style:style>
    <style:style style:name="T147" style:family="text">
      <style:text-properties style:font-name="Calibri Light1" fo:font-size="12pt" officeooo:rsid="00419c30" style:font-size-asian="12pt" style:font-size-complex="12pt"/>
    </style:style>
    <style:style style:name="T148" style:family="text">
      <style:text-properties style:font-name="Calibri Light1" fo:font-size="12pt" officeooo:rsid="003ff6cc" style:font-size-asian="12pt" style:font-size-complex="12pt"/>
    </style:style>
    <style:style style:name="T149" style:family="text">
      <style:text-properties style:font-name="Calibri Light1" fo:font-size="12pt" officeooo:rsid="004044a2" style:font-size-asian="12pt" style:font-size-complex="12pt"/>
    </style:style>
    <style:style style:name="T150" style:family="text">
      <style:text-properties style:font-name="Calibri Light1" fo:font-size="12pt" officeooo:rsid="002df8bc" style:font-size-asian="12pt" style:font-size-complex="12pt"/>
    </style:style>
    <style:style style:name="T151" style:family="text">
      <style:text-properties style:font-name="Calibri Light1" fo:font-size="12pt" officeooo:rsid="001e9a78" style:font-size-asian="12pt" style:font-size-complex="12pt"/>
    </style:style>
    <style:style style:name="T152" style:family="text">
      <style:text-properties style:font-name="Calibri Light1" fo:font-size="12pt" officeooo:rsid="006fb76a" style:font-size-asian="12pt" style:font-size-complex="12pt"/>
    </style:style>
    <style:style style:name="T153" style:family="text">
      <style:text-properties style:font-name="Calibri Light1" fo:font-size="12pt" fo:font-style="normal" officeooo:rsid="006b8b20" style:font-size-asian="10.5pt" style:font-style-asian="normal" style:font-size-complex="12pt" style:font-style-complex="normal"/>
    </style:style>
    <style:style style:name="T154" style:family="text">
      <style:text-properties style:font-name="Calibri Light1" fo:font-size="12pt" fo:font-style="normal" officeooo:rsid="006bf39d" style:font-size-asian="10.5pt" style:font-style-asian="normal" style:font-size-complex="12pt" style:font-style-complex="normal"/>
    </style:style>
    <style:style style:name="T155" style:family="text">
      <style:text-properties style:font-name="Calibri Light1" fo:font-size="12pt" fo:font-style="normal" officeooo:rsid="006c274f" style:font-size-asian="10.5pt" style:font-style-asian="normal" style:font-size-complex="12pt" style:font-style-complex="normal"/>
    </style:style>
    <style:style style:name="T156" style:family="text">
      <style:text-properties style:font-name="Calibri Light1" fo:font-size="12pt" fo:font-style="normal" officeooo:rsid="006de3b1" style:font-size-asian="10.5pt" style:font-style-asian="normal" style:font-size-complex="12pt" style:font-style-complex="normal"/>
    </style:style>
    <style:style style:name="T157" style:family="text">
      <style:text-properties style:font-name="Calibri Light1" fo:font-size="12pt" fo:font-style="normal" officeooo:rsid="007c0729" style:font-size-asian="10.5pt" style:font-style-asian="normal" style:font-size-complex="12pt" style:font-style-complex="normal"/>
    </style:style>
    <style:style style:name="T158" style:family="text">
      <style:text-properties style:font-name="Calibri Light1" fo:font-size="12pt" fo:font-style="normal" officeooo:rsid="007c0be8" style:font-size-asian="10.5pt" style:font-style-asian="normal" style:font-size-complex="12pt" style:font-style-complex="normal"/>
    </style:style>
    <style:style style:name="T159" style:family="text">
      <style:text-properties style:font-name="Calibri Light1" fo:font-size="12pt" fo:font-style="normal" officeooo:rsid="007ea7ee" style:font-size-asian="10.5pt" style:font-style-asian="normal" style:font-size-complex="12pt" style:font-style-complex="normal"/>
    </style:style>
    <style:style style:name="T160" style:family="text">
      <style:text-properties style:font-name="Calibri Light1" fo:font-size="12pt" fo:font-style="normal" officeooo:rsid="007f3b4c" style:font-size-asian="10.5pt" style:font-style-asian="normal" style:font-size-complex="12pt" style:font-style-complex="normal"/>
    </style:style>
    <style:style style:name="T161" style:family="text">
      <style:text-properties style:font-name="Calibri Light1" fo:font-size="12pt" fo:font-style="normal" officeooo:rsid="00824bdf" style:font-size-asian="10.5pt" style:font-style-asian="normal" style:font-size-complex="12pt" style:font-style-complex="normal"/>
    </style:style>
    <style:style style:name="T162" style:family="text">
      <style:text-properties style:font-name="Calibri Light1" fo:font-size="12pt" fo:font-style="normal" officeooo:rsid="0080c4be" style:font-size-asian="10.5pt" style:font-style-asian="normal" style:font-size-complex="12pt" style:font-style-complex="normal"/>
    </style:style>
    <style:style style:name="T163" style:family="text">
      <style:text-properties style:font-name="Calibri Light1" fo:font-size="12pt" fo:font-style="normal" fo:font-weight="bold" officeooo:rsid="007f3b4c" style:font-size-asian="10.5pt" style:font-style-asian="normal" style:font-weight-asian="bold" style:font-size-complex="12pt" style:font-style-complex="normal" style:font-weight-complex="bold"/>
    </style:style>
    <style:style style:name="T164" style:family="text">
      <style:text-properties style:font-name="Calibri Light1" fo:font-size="12pt" fo:font-style="normal" fo:font-weight="bold" officeooo:rsid="0080c4be" style:font-size-asian="10.5pt" style:font-style-asian="normal" style:font-weight-asian="bold" style:font-size-complex="12pt" style:font-style-complex="normal" style:font-weight-complex="bold"/>
    </style:style>
    <style:style style:name="T165" style:family="text">
      <style:text-properties style:font-name="Calibri Light1" fo:font-size="12pt" fo:font-style="normal" fo:font-weight="normal" officeooo:rsid="007f3b4c" style:font-size-asian="10.5pt" style:font-style-asian="normal" style:font-weight-asian="normal" style:font-size-complex="12pt" style:font-style-complex="normal" style:font-weight-complex="normal"/>
    </style:style>
    <style:style style:name="T166" style:family="text">
      <style:text-properties style:font-name="Calibri Light1" fo:font-size="12pt" fo:font-style="normal" fo:font-weight="normal" officeooo:rsid="0080c4be" style:font-size-asian="10.5pt" style:font-style-asian="normal" style:font-weight-asian="normal" style:font-size-complex="12pt" style:font-style-complex="normal" style:font-weight-complex="normal"/>
    </style:style>
    <style:style style:name="T167" style:family="text">
      <style:text-properties style:font-name="Calibri Light1" fo:font-size="20pt" officeooo:rsid="001e9a78" style:font-size-asian="17.5pt" style:font-size-complex="20pt"/>
    </style:style>
    <style:style style:name="T168" style:family="text">
      <style:text-properties style:font-name="Calibri Light1" fo:font-size="20pt" style:font-size-asian="20pt" style:font-size-complex="20pt"/>
    </style:style>
    <style:style style:name="T169" style:family="text">
      <style:text-properties style:font-name="Calibri Light1" fo:font-size="20pt" officeooo:rsid="001c8511" style:font-size-asian="20pt" style:font-size-complex="20pt"/>
    </style:style>
    <style:style style:name="T170" style:family="text">
      <style:text-properties style:font-name="Calibri Light1" fo:font-size="14pt" style:font-size-asian="14pt" style:font-size-complex="14pt"/>
    </style:style>
    <style:style style:name="T171" style:family="text">
      <style:text-properties style:font-name="Calibri Light1" fo:font-size="14pt" officeooo:rsid="001d7fbf" style:font-size-asian="14pt" style:font-size-complex="14pt"/>
    </style:style>
    <style:style style:name="T172" style:family="text">
      <style:text-properties style:font-name="Calibri Light1" fo:font-size="14pt" officeooo:rsid="007d5bc3" style:font-size-asian="14pt" style:font-size-complex="14pt"/>
    </style:style>
    <style:style style:name="T173" style:family="text">
      <style:text-properties style:font-name="Calibri Light1" fo:font-size="14pt" fo:font-style="italic" officeooo:rsid="007c0729" style:font-size-asian="14pt" style:font-style-asian="italic" style:font-size-complex="14pt" style:font-style-complex="italic"/>
    </style:style>
    <style:style style:name="T174" style:family="text">
      <style:text-properties style:font-name="Calibri Light1" fo:font-size="14pt" fo:font-style="normal" officeooo:rsid="007c0729" style:font-size-asian="14pt" style:font-style-asian="normal" style:font-size-complex="14pt" style:font-style-complex="normal"/>
    </style:style>
    <style:style style:name="T175" style:family="text">
      <style:text-properties style:font-name="Calibri Light1" fo:font-size="14pt" fo:font-style="normal" officeooo:rsid="007d5bc3" style:font-size-asian="14pt" style:font-style-asian="normal" style:font-size-complex="14pt" style:font-style-complex="normal"/>
    </style:style>
    <style:style style:name="T176" style:family="text">
      <style:text-properties style:font-name="Calibri Light1" officeooo:rsid="001d7fbf"/>
    </style:style>
    <style:style style:name="T177" style:family="text">
      <style:text-properties fo:font-weight="bold" officeooo:rsid="0080c4be" style:font-weight-asian="bold" style:font-weight-complex="bold"/>
    </style:style>
    <style:style style:name="T178" style:family="text">
      <style:text-properties officeooo:rsid="0080c4b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/>
      <text:p text:style-name="P33"/>
      <text:p text:style-name="P33"/>
      <text:p text:style-name="P33"/>
      <text:p text:style-name="P34">SmartCart</text:p>
      <text:p text:style-name="P1"><text:span text:style-name="Zadani_20_font_20_odlomka"><text:span text:style-name="T89">Grupa </text:span></text:span><text:span text:style-name="Zadani_20_font_20_odlomka"><text:span text:style-name="T101">PreljevStoga</text:span></text:span></text:p>
      <text:p text:style-name="P35">15.10.2020.</text:p>
      <text:p text:style-name="P37"><text:s/></text:p>
      <text:p text:style-name="P32"><text:s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Normal"><text:span text:style-name="Zadani_20_font_20_odlomka"><text:span text:style-name="T90"/></text:span></text:p>
      <text:p text:style-name="P7"><text:soft-page-break/><text:span text:style-name="Zadani_20_font_20_odlomka"><text:span text:style-name="T91">Opis aplikacije</text:span></text:span></text:p>
      <text:p text:style-name="P6"><text:span text:style-name="Zadani_20_font_20_odlomka"><text:span text:style-name="T102">Cilj je razviti aplikaciju koja će pomoći pri obavljanju kupovine u dućanima.</text:span></text:span></text:p>
      <text:p text:style-name="P11"><text:span text:style-name="Zadani_20_font_20_odlomka"><text:span text:style-name="T103">Aplikacija je namijenjena za Android operacijski sustav i ima mogućnost spajanja </text:span></text:span><text:span text:style-name="Zadani_20_font_20_odlomka"><text:span text:style-name="T104">s bazom podataka na</text:span></text:span><text:span text:style-name="Zadani_20_font_20_odlomka"><text:span text:style-name="T103"> server</text:span></text:span><text:span text:style-name="Zadani_20_font_20_odlomka"><text:span text:style-name="T104">u</text:span></text:span><text:span text:style-name="Zadani_20_font_20_odlomka"><text:span text:style-name="T103">. </text:span></text:span><text:span text:style-name="Zadani_20_font_20_odlomka"><text:span text:style-name="T128">Internetska veza sa serverom je nužna za </text:span></text:span><text:span text:style-name="Zadani_20_font_20_odlomka"><text:span text:style-name="T129">cjelovitu funkcionalnost aplikacije</text:span></text:span><text:span text:style-name="Zadani_20_font_20_odlomka"><text:span text:style-name="T135">. <text:s/></text:span></text:span><text:span text:style-name="Zadani_20_font_20_odlomka"><text:span text:style-name="T136">Aplikacija je u online načinu rada ako je spojena na server. Prekidom online rada aplikacija prelazi u offline način rada. </text:span></text:span><text:span text:style-name="Zadani_20_font_20_odlomka"><text:span text:style-name="T105">Opis rada aplikacije u offline modu je dostupan kasnije u tekstu. Sad slijedi opis online načina rada.</text:span></text:span><text:span text:style-name="Zadani_20_font_20_odlomka"><text:span text:style-name="T106"> </text:span></text:span></text:p>
      <text:p text:style-name="P13"><text:span text:style-name="Zadani_20_font_20_odlomka"><text:span text:style-name="T130">**</text:span></text:span><text:span text:style-name="Zadani_20_font_20_odlomka"><text:span text:style-name="T107">Podaci o trgovinama se ažuriraju svaki dan u 00:00. Aplikacija automatski šalje upit za ažuriranjem i dobija ga unutar pet sekundi. Ako ga ne dobije tri puta za redom, odlazi u offline način rada. Prelaskom iz offline u online način rada šalje se upit za podacima o trgovinama. Ista pravila vrijede za svaki upit o trgovinama.</text:span></text:span></text:p>
      <text:p text:style-name="P14"><text:span text:style-name="Zadani_20_font_20_odlomka"><text:span text:style-name="T108">Podaci o artiklima ažuriraju se svakih sat vremena upitom koji nema dodatnih pravila.</text:span></text:span></text:p>
      <text:p text:style-name="P10"><text:span text:style-name="Zadani_20_font_20_odlomka"><text:span text:style-name="T103">U aplikaciji je dostupan popis obližnjih trgovina i relativna udaljenost do njih. Moći će se odabrati pregled tih trgovina na karti. </text:span></text:span><text:span text:style-name="Zadani_20_font_20_odlomka"><text:span text:style-name="T104">Odabirom određene trgovine moći će se prikazati sadržaj artikala u tim trgovinama. Također se može pristupiti trgovinama upisujući ime trgovine u tražilicu uključenu u program. </text:span></text:span><text:span text:style-name="Zadani_20_font_20_odlomka"><text:span text:style-name="T109">Trgovine je moguće izlistati bez prikaza na karti. Uz svaku trgovinu na popisu nužno stoji i udaljenost </text:span></text:span><text:span text:style-name="Zadani_20_font_20_odlomka"><text:span text:style-name="T110">od korisnika</text:span></text:span><text:span text:style-name="Zadani_20_font_20_odlomka"><text:span text:style-name="T109"> do nje.</text:span></text:span></text:p>
      <text:p text:style-name="P10"><text:span text:style-name="Zadani_20_font_20_odlomka"><text:span text:style-name="T111">Artikli se mogu pretraživati po raznim kriterijima. Ti kriteriji se mogu kombinirati. Kriteriji su sljedeći: cijena, udaljenost, trgovina, proizvođač i naravno ime samog proizvoda. Artikle je moguće pretraživati u tražilici u sklopu aplikacije. </text:span></text:span><text:span text:style-name="Zadani_20_font_20_odlomka"><text:span text:style-name="T104">Uz svaki artikl nužno </text:span></text:span><text:span text:style-name="Zadani_20_font_20_odlomka"><text:span text:style-name="T111">je </text:span></text:span><text:span text:style-name="Zadani_20_font_20_odlomka"><text:span text:style-name="T104">prikazana cijena.</text:span></text:span></text:p>
      <text:p text:style-name="P11"><text:span text:style-name="Zadani_20_font_20_odlomka"><text:span text:style-name="T112">Korisnik artikle može označiti kao omiljenima. Omiljeni se artikli mogu zasebno pretraživati. </text:span></text:span><text:span text:style-name="Zadani_20_font_20_odlomka"><text:span text:style-name="T113">Potrebno je omiljene artikle na popisima označiti zvjezdicom ili nekim drugim vidljivim znakom. </text:span></text:span><text:span text:style-name="Zadani_20_font_20_odlomka"><text:span text:style-name="T114">Omiljeni proizvodi prikazani su u </text:span></text:span><text:span text:style-name="Zadani_20_font_20_odlomka"><text:span text:style-name="T139">side bar</text:span></text:span><text:span text:style-name="Zadani_20_font_20_odlomka"><text:span text:style-name="T114">-u na glavnoj stranici.</text:span></text:span></text:p>
      <text:p text:style-name="P8"><text:span text:style-name="Zadani_20_font_20_odlomka"><text:span text:style-name="T104">Esencija aplikacije je mogućnost stvaranja popisa. Na popise se mo</text:span></text:span><text:span text:style-name="Zadani_20_font_20_odlomka"><text:span text:style-name="T115">gu dodavati artikli. </text:span></text:span><text:span text:style-name="Zadani_20_font_20_odlomka"><text:span text:style-name="T116">Svaki popis se sastoji od artikala i ukupne cijene cijelog popisa. Artikle možemo dodati više puta na isti popis. </text:span></text:span><text:span text:style-name="Zadani_20_font_20_odlomka"><text:span text:style-name="T117">Korisnik artikle na popisu može označiti kao kupljenima. Moguće je imati više otvorenih popisa u isto vrijeme. Moguća je potpuna manipulacija popisima – stvaranje, brisanje, zatvaranje i otvaranje. </text:span></text:span><text:span text:style-name="Zadani_20_font_20_odlomka"><text:span text:style-name="T143">Popisi su pohranjeni lokalno na </text:span></text:span><text:span text:style-name="Zadani_20_font_20_odlomka"><text:span text:style-name="T144">korisničkom</text:span></text:span><text:span text:style-name="Zadani_20_font_20_odlomka"><text:span text:style-name="T143"> uređaju.</text:span></text:span><text:span text:style-name="Zadani_20_font_20_odlomka"><text:span text:style-name="T118"> </text:span></text:span><text:span text:style-name="Zadani_20_font_20_odlomka"><text:span text:style-name="T119">Moguće je zasebno pregledavanje otvorenih i zatvorenih popisa.</text:span></text:span><text:span text:style-name="Zadani_20_font_20_odlomka"><text:span text:style-name="T118"> <text:s/></text:span></text:span></text:p>
      <text:p text:style-name="P8"><text:span text:style-name="Zadani_20_font_20_odlomka"><text:span text:style-name="T117">Moguće je napraviti unaprijed definirane popise po predlošcima koje je korisnik napravio. Kad se stvori unaprijed definirani popis, on zadržava sva svojstva koja imaju i već spomenuti popisi.</text:span></text:span></text:p>
      <text:p text:style-name="P8"><text:span text:style-name="Zadani_20_font_20_odlomka"><text:span text:style-name="T117">Postoji opcija izračunavanja optimalne cijene </text:span></text:span><text:span text:style-name="Zadani_20_font_20_odlomka"><text:span text:style-name="T120">koja je primjenjiva nad popisom</text:span></text:span><text:span text:style-name="Zadani_20_font_20_odlomka"><text:span text:style-name="T117">. </text:span></text:span><text:span text:style-name="Zadani_20_font_20_odlomka"><text:span text:style-name="T120">U tom slučaju svaki proizvod ima uz sebe </text:span></text:span><text:span text:style-name="Zadani_20_font_20_odlomka"><text:span text:style-name="T121">dodatno</text:span></text:span><text:span text:style-name="Zadani_20_font_20_odlomka"><text:span text:style-name="T120"> napisanu udaljenost do trgovine u kojoj se nalazi. Moguće je popis „prikazati” na karti. To znači da su označene sve trgovine koje korisnik mora obići kako bi kupio sve artikle s popisa.</text:span></text:span></text:p>
      <text:p text:style-name="P9"><text:span text:style-name="Zadani_20_font_20_odlomka"><text:span text:style-name="T122">*</text:span></text:span><text:span text:style-name="Zadani_20_font_20_odlomka"><text:span text:style-name="T131">*Još jedna ključna komponenta aplikacije je mogućnost online kupovine tj. fiskalizacije.</text:span></text:span></text:p>
      <text:p text:style-name="P9"><text:soft-page-break/><text:span text:style-name="Zadani_20_font_20_odlomka"><text:span text:style-name="T123">Aplikacija ima opciju </text:span></text:span><text:span text:style-name="Zadani_20_font_20_odlomka"><text:span text:style-name="T124">registracije i prijavljivanja</text:span></text:span><text:span text:style-name="Zadani_20_font_20_odlomka"><text:span text:style-name="T123">. </text:span></text:span><text:span text:style-name="Zadani_20_font_20_odlomka"><text:span text:style-name="T125">U aplikaciji postoje četiri razine autorizacije. </text:span></text:span></text:p>
      <text:list xml:id="list2389423562" text:style-name="L1">
        <text:list-item>
          <text:p text:style-name="P26"><text:span text:style-name="Zadani_20_font_20_odlomka"><text:span text:style-name="T123">Gost je </text:span></text:span><text:span text:style-name="Zadani_20_font_20_odlomka"><text:span text:style-name="T146">osoba koja se nije </text:span></text:span><text:span text:style-name="Zadani_20_font_20_odlomka"><text:span text:style-name="T147">prijavila</text:span></text:span><text:span text:style-name="Zadani_20_font_20_odlomka"><text:span text:style-name="T146"> ili nema račun - dostupan je samo pregled trgovina i namirnica. </text:span></text:span></text:p>
        </text:list-item>
        <text:list-item>
          <text:p text:style-name="P26"><text:span text:style-name="Zadani_20_font_20_odlomka"><text:span text:style-name="T148">K</text:span></text:span><text:span text:style-name="Zadani_20_font_20_odlomka"><text:span text:style-name="T146">upac </text:span></text:span><text:span text:style-name="Zadani_20_font_20_odlomka"><text:span text:style-name="T148">je u </text:span></text:span><text:span text:style-name="Zadani_20_font_20_odlomka"><text:span text:style-name="T146">mogućnost</text:span></text:span><text:span text:style-name="Zadani_20_font_20_odlomka"><text:span text:style-name="T148">i</text:span></text:span><text:span text:style-name="Zadani_20_font_20_odlomka"><text:span text:style-name="T146"> dodavanja artikala na popis tj. u košaricu. </text:span></text:span></text:p>
        </text:list-item>
        <text:list-item>
          <text:p text:style-name="P26"><text:span text:style-name="Zadani_20_font_20_odlomka"><text:span text:style-name="T148">T</text:span></text:span><text:span text:style-name="Zadani_20_font_20_odlomka"><text:span text:style-name="T146">rgovac </text:span></text:span><text:span text:style-name="Zadani_20_font_20_odlomka"><text:span text:style-name="T148">ima sposobnost </text:span></text:span><text:span text:style-name="Zadani_20_font_20_odlomka"><text:span text:style-name="T146">dodavanj</text:span></text:span><text:span text:style-name="Zadani_20_font_20_odlomka"><text:span text:style-name="T148">a</text:span></text:span><text:span text:style-name="Zadani_20_font_20_odlomka"><text:span text:style-name="T146"> proizvoda u trgovinama i dodavanje trgovina kao takvih.</text:span></text:span></text:p>
        </text:list-item>
        <text:list-item>
          <text:p text:style-name="P26"><text:span text:style-name="Zadani_20_font_20_odlomka"><text:span text:style-name="T148">Admin</text:span></text:span><text:span text:style-name="Zadani_20_font_20_odlomka"><text:span text:style-name="T149">istrator</text:span></text:span><text:span text:style-name="Zadani_20_font_20_odlomka"><text:span text:style-name="T148"> se brine za točnost </text:span></text:span><text:span text:style-name="Zadani_20_font_20_odlomka"><text:span text:style-name="T150">artikala dostupnim u aplikaciji. Također može ukloniti trgovine i proizvode iz aplikacije.</text:span></text:span></text:p>
        </text:list-item>
      </text:list>
      <text:p text:style-name="P11"><text:span text:style-name="Zadani_20_font_20_odlomka"><text:span text:style-name="T132">U offline načinu rada </text:span></text:span><text:span text:style-name="Zadani_20_font_20_odlomka"><text:span text:style-name="T133">dostupne su ograničene funkcionalnosti.</text:span></text:span><text:span text:style-name="Zadani_20_font_20_odlomka"><text:span text:style-name="T137"> </text:span></text:span><text:span text:style-name="Zadani_20_font_20_odlomka"><text:span text:style-name="T138">Neovisno o razini autorizaciji, gubitkom veze svaki korisnik prelazi na razinu funkcionalnosti koja je ekvivalentna razini „gost”.</text:span></text:span></text:p>
      <text:p text:style-name="P12"><text:span text:style-name="Zadani_20_font_20_odlomka"><text:span text:style-name="T134">Baza podataka na korisnikovom Android uređaju i baza podataka na serveru moraju biti zaštićeni protiv SQL injection napada.</text:span></text:span></text:p>
      <text:p text:style-name="P38"><text:s/></text:p>
      <text:p text:style-name="P38"><text:s/></text:p>
      <text:p text:style-name="P3"><text:span text:style-name="Zadani_20_font_20_odlomka"><text:span text:style-name="T92">Kvalitete</text:span></text:span><text:span text:style-name="Zadani_20_font_20_odlomka"><text:span text:style-name="T93"> razvojnog tima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628019673184">
          <table:table-cell table:style-name="Table1.A1" office:value-type="string">
            <text:p text:style-name="P19">Ime</text:p>
          </table:table-cell>
          <table:table-cell table:style-name="Table1.A1" office:value-type="string">
            <text:p text:style-name="P19">Prezime</text:p>
          </table:table-cell>
          <table:table-cell table:style-name="Table1.C1" office:value-type="string">
            <text:p text:style-name="P19">Vještine i sposobnosti</text:p>
          </table:table-cell>
        </table:table-row>
        <table:table-row table:style-name="TableLine2628019677536">
          <table:table-cell table:style-name="Table1.A2" office:value-type="string">
            <text:p text:style-name="P21">Tomislav</text:p>
          </table:table-cell>
          <table:table-cell table:style-name="Table1.A2" office:value-type="string">
            <text:p text:style-name="P21">Bjelčić</text:p>
          </table:table-cell>
          <table:table-cell table:style-name="Table1.C2" office:value-type="string">
            <text:p text:style-name="P22"><text:span text:style-name="T83">Java </text:span><text:span text:style-name="T84">beginner</text:span></text:p>
          </table:table-cell>
        </table:table-row>
        <table:table-row table:style-name="TableLine2628019687008">
          <table:table-cell table:style-name="Table1.A2" office:value-type="string">
            <text:p text:style-name="P21">Damjan</text:p>
          </table:table-cell>
          <table:table-cell table:style-name="Table1.A2" office:value-type="string">
            <text:p text:style-name="P21">Grubelić</text:p>
          </table:table-cell>
          <table:table-cell table:style-name="Table1.C2" office:value-type="string">
            <text:p text:style-name="P23">QA <text:span text:style-name="T85">t</text:span>ester</text:p>
          </table:table-cell>
        </table:table-row>
        <table:table-row table:style-name="TableLine2628019671136">
          <table:table-cell table:style-name="Table1.A2" office:value-type="string">
            <text:p text:style-name="P21">Marko</text:p>
          </table:table-cell>
          <table:table-cell table:style-name="Table1.A2" office:value-type="string">
            <text:p text:style-name="P20">Vladić</text:p>
          </table:table-cell>
          <table:table-cell table:style-name="Table1.C2" office:value-type="string">
            <text:p text:style-name="P21">JS enthusiast</text:p>
          </table:table-cell>
        </table:table-row>
        <table:table-row table:style-name="Table1.5">
          <table:table-cell table:style-name="Table1.A2" office:value-type="string">
            <text:p text:style-name="P21">Luka</text:p>
          </table:table-cell>
          <table:table-cell table:style-name="Table1.A2" office:value-type="string">
            <text:p text:style-name="P21">Pranjić</text:p>
          </table:table-cell>
          <table:table-cell table:style-name="Table1.C2" office:value-type="string">
            <text:p text:style-name="P21">/</text:p>
          </table:table-cell>
        </table:table-row>
        <table:table-row table:style-name="TableLine2628019677792">
          <table:table-cell table:style-name="Table1.A2" office:value-type="string">
            <text:p text:style-name="P21">Dominik</text:p>
          </table:table-cell>
          <table:table-cell table:style-name="Table1.A2" office:value-type="string">
            <text:p text:style-name="P21">Brdar</text:p>
          </table:table-cell>
          <table:table-cell table:style-name="Table1.C2" office:value-type="string">
            <text:p text:style-name="P24">Bob Ross of HTML/CSS and responsive design</text:p>
          </table:table-cell>
        </table:table-row>
        <table:table-row table:style-name="TableLine2628019672160">
          <table:table-cell table:style-name="Table1.A2" office:value-type="string">
            <text:p text:style-name="P21">Josip</text:p>
          </table:table-cell>
          <table:table-cell table:style-name="Table1.A2" office:value-type="string">
            <text:p text:style-name="P21">Komljenović</text:p>
          </table:table-cell>
          <table:table-cell table:style-name="Table1.C2" office:value-type="string">
            <text:p text:style-name="P25"><text:span text:style-name="T86">R</text:span> veteran</text:p>
          </table:table-cell>
        </table:table-row>
        <table:table-row table:style-name="TableLine2628019683680">
          <table:table-cell table:style-name="Table1.A2" office:value-type="string">
            <text:p text:style-name="P21">Antonio</text:p>
          </table:table-cell>
          <table:table-cell table:style-name="Table1.A2" office:value-type="string">
            <text:p text:style-name="P21">Lakoš</text:p>
          </table:table-cell>
          <table:table-cell table:style-name="Table1.C2" office:value-type="string">
            <text:p text:style-name="P21">ARM7 master</text:p>
          </table:table-cell>
        </table:table-row>
      </table:table>
      <text:p text:style-name="P3"><text:span text:style-name="Zadani_20_font_20_odlomka"><text:span text:style-name="T93"/></text:span></text:p>
      <text:p text:style-name="P3"><text:span text:style-name="Zadani_20_font_20_odlomka"><text:span text:style-name="T93"/></text:span></text:p>
      <text:p text:style-name="P3"><text:span text:style-name="Zadani_20_font_20_odlomka"><text:span text:style-name="T93"/></text:span></text:p>
      <text:p text:style-name="P5"><text:soft-page-break/><text:span text:style-name="Zadani_20_font_20_odlomka"><text:span text:style-name="T94">Generičke aktivnosti inženjerstva zahtjeva</text:span></text:span></text:p>
      <text:p text:style-name="P5"><text:span text:style-name="Zadani_20_font_20_odlomka"><text:span text:style-name="T167">Studija izvedivosti (Feasibility study)</text:span></text:span></text:p>
      <text:p text:style-name="P15"><text:span text:style-name="Zadani_20_font_20_odlomka"><text:span text:style-name="T126">Aplikacija </text:span></text:span><text:span text:style-name="Zadani_20_font_20_odlomka"><text:span text:style-name="T140">SmartCart</text:span></text:span><text:span text:style-name="Zadani_20_font_20_odlomka"><text:span text:style-name="T153"> je nezavisna i ne integrira se niti u jedan sustav. Lagano je ostvariva korištenjem već poznatih tehnologija. </text:span></text:span><text:span text:style-name="Zadani_20_font_20_odlomka"><text:span text:style-name="T140">Front end </text:span></text:span><text:span text:style-name="Zadani_20_font_20_odlomka"><text:span text:style-name="T153">će biti napravljen u okruženju </text:span></text:span><text:span text:style-name="Zadani_20_font_20_odlomka"><text:span text:style-name="T140">Android studio</text:span></text:span><text:span text:style-name="Zadani_20_font_20_odlomka"><text:span text:style-name="T153"> u programskom jeziku </text:span></text:span><text:span text:style-name="Zadani_20_font_20_odlomka"><text:span text:style-name="T140">Java</text:span></text:span><text:span text:style-name="Zadani_20_font_20_odlomka"><text:span text:style-name="T153">. </text:span></text:span><text:span text:style-name="Zadani_20_font_20_odlomka"><text:span text:style-name="T140">Back end</text:span></text:span><text:span text:style-name="Zadani_20_font_20_odlomka"><text:span text:style-name="T153"> će biti </text:span></text:span><text:span text:style-name="Zadani_20_font_20_odlomka"><text:span text:style-name="T154">napisan u programskom jeziku </text:span></text:span><text:span text:style-name="Zadani_20_font_20_odlomka"><text:span text:style-name="T141">Python.</text:span></text:span><text:span text:style-name="Zadani_20_font_20_odlomka"><text:span text:style-name="T154"> Serverska baza podataka će biti ostvarena u jeziku Postgresql, a korisnička baza podataka na </text:span></text:span><text:span text:style-name="Zadani_20_font_20_odlomka"><text:span text:style-name="T141">Android</text:span></text:span><text:span text:style-name="Zadani_20_font_20_odlomka"><text:span text:style-name="T154"> uređaju u jeziku </text:span></text:span><text:span text:style-name="Zadani_20_font_20_odlomka"><text:span text:style-name="T141">sqlite </text:span></text:span><text:span text:style-name="Zadani_20_font_20_odlomka"><text:span text:style-name="T154">u knjižnici </text:span></text:span><text:span text:style-name="Zadani_20_font_20_odlomka"><text:span text:style-name="T141">Room</text:span></text:span><text:span text:style-name="Zadani_20_font_20_odlomka"><text:span text:style-name="T154">.</text:span></text:span></text:p>
      <text:p text:style-name="P16"><text:span text:style-name="Zadani_20_font_20_odlomka"><text:span text:style-name="T155">Tim programera koji radi na ovom projektu sastoji se od sedam članova. Očekivano trajanje projekta iznosi oko tri mjeseca.</text:span></text:span></text:p>
      <text:p text:style-name="P16"><text:span text:style-name="Zadani_20_font_20_odlomka"><text:span text:style-name="T155">Krajnji rokovi su strogo zadani, a cjelokupnu prijetnju najviše predstavlja </text:span></text:span><text:span text:style-name="Zadani_20_font_20_odlomka"><text:span text:style-name="T156">Fakultet i ostale obveze kojeg on podrazumijeva.</text:span></text:span></text:p>
      <text:p text:style-name="P5"><text:span text:style-name="Zadani_20_font_20_odlomka"><text:span text:style-name="T167"/></text:span></text:p>
      <text:p text:style-name="P17"><text:span text:style-name="Zadani_20_font_20_odlomka"><text:span text:style-name="T95">Izlu</text:span></text:span><text:span text:style-name="Zadani_20_font_20_odlomka"><text:span text:style-name="T96">č</text:span></text:span><text:span text:style-name="Zadani_20_font_20_odlomka"><text:span text:style-name="T95">ivanje i analiza</text:span></text:span><text:span text:style-name="Zadani_20_font_20_odlomka"><text:span text:style-name="T97"> funkcionalnosti </text:span></text:span><text:span text:style-name="Zadani_20_font_20_odlomka"><text:span text:style-name="T98">i zahtjeva</text:span></text:span></text:p>
      <text:p text:style-name="P17"><text:span text:style-name="Zadani_20_font_20_odlomka"><text:span text:style-name="T168">I. Osnovne funkcionalnosti aplikacije SmartCart:</text:span></text:span></text:p>
      <text:list xml:id="list3779349944" text:style-name="L2">
        <text:list-item>
          <text:p text:style-name="P43"><text:span text:style-name="Zadani_20_font_20_odlomka"><text:span text:style-name="T170">pregled trgovina i namirnica dostupnim u njima</text:span></text:span></text:p>
        </text:list-item>
        <text:list-item>
          <text:p text:style-name="P43"><text:span text:style-name="Zadani_20_font_20_odlomka"><text:span text:style-name="T170">dodavanje artikala na popis tj. u košaricu</text:span></text:span></text:p>
        </text:list-item>
        <text:list-item>
          <text:p text:style-name="P43"><text:span text:style-name="Zadani_20_font_20_odlomka"><text:span text:style-name="T170">fiskalizacija računa (simulacija)</text:span></text:span></text:p>
        </text:list-item>
      </text:list>
      <text:p text:style-name="P17"><text:span text:style-name="Zadani_20_font_20_odlomka"><text:span text:style-name="T145"><text:s text:c="4"/>KOMENTAR: Zbog toga što je pravu fiskalizaciju i izmjenu/obradu kontrolnih informacija teško napraviti, mi smo se odlučili za ovu jednostavniju verziju iste. Preko ove funkcionalnosti aplikacija komunicira "prema vani", tj. s nezavisnom bazom podataka.</text:span></text:span></text:p>
      <text:p text:style-name="P39"><text:s/></text:p>
      <text:p text:style-name="P36">II. Dodatne funkcionalnosti aplikacije SmartCart:</text:p>
      <text:list xml:id="list2991673227" text:style-name="L3">
        <text:list-item>
          <text:p text:style-name="P44"><text:span text:style-name="Zadani_20_font_20_odlomka"><text:span text:style-name="T145">popis trgovina (mogućnost sortiranja od najmanje udaljenih do najudaljenijih)</text:span></text:span></text:p>
        </text:list-item>
        <text:list-item>
          <text:p text:style-name="P44"><text:span text:style-name="Zadani_20_font_20_odlomka"><text:span text:style-name="T145">pregled trgovina na karti</text:span></text:span></text:p>
        </text:list-item>
        <text:list-item>
          <text:p text:style-name="P44"><text:span text:style-name="Zadani_20_font_20_odlomka"><text:span text:style-name="T145">izračun optimalne cijene odabranih proizvoda</text:span></text:span></text:p>
        </text:list-item>
        <text:list-item>
          <text:p text:style-name="P44"><text:span text:style-name="Zadani_20_font_20_odlomka"><text:span text:style-name="T145">razno filtriranje proizvoda (po cijeni, po trgovini, po kvartovima, po proizvođaču itd...) i naravno kombiniranje filtera</text:span></text:span></text:p>
        </text:list-item>
        <text:list-item>
          <text:p text:style-name="P44"><text:span text:style-name="Zadani_20_font_20_odlomka"><text:span text:style-name="T145">mogućnost stvaranja računa (account) i ulogiravanja - četiri razine autorizacije: gost, kupac, trgovac, admin:</text:span></text:span></text:p>
        </text:list-item>
      </text:list>
      <text:list xml:id="list2433460738" text:style-name="L4">
        <text:list-item>
          <text:list>
            <text:list-item>
              <text:p text:style-name="P45"><text:soft-page-break/><text:span text:style-name="Zadani_20_font_20_odlomka"><text:span text:style-name="T145">gost: osoba koja se nije ulogirala ili nema račun - dostupan je samo pregled trgovina i namirnica</text:span></text:span></text:p>
            </text:list-item>
            <text:list-item>
              <text:p text:style-name="P45"><text:span text:style-name="Zadani_20_font_20_odlomka"><text:span text:style-name="T145">kupac: mogućnost dodavanja artikala na popis tj. u košaricu</text:span></text:span></text:p>
            </text:list-item>
            <text:list-item>
              <text:p text:style-name="P45"><text:span text:style-name="Zadani_20_font_20_odlomka"><text:span text:style-name="T145">trgovac: dodavanje proizvoda u trgovinama i dodavanje trgovina kao takvih. Može preko aplikacije fiskalizirati račun.</text:span></text:span></text:p>
            </text:list-item>
            <text:list-item>
              <text:p text:style-name="P45"><text:span text:style-name="Zadani_20_font_20_odlomka"><text:span text:style-name="T145">admin: brine se za točnost artikala dostupnim u aplikaciji. Također može ukloniti trgovine i proizvode iz aplikacije.</text:span></text:span></text:p>
            </text:list-item>
          </text:list>
        </text:list-item>
      </text:list>
      <text:list xml:id="list10449113907917" text:continue-list="list2991673227" text:style-name="L3">
        <text:list-item>
          <text:p text:style-name="P44"><text:span text:style-name="Zadani_20_font_20_odlomka"><text:span text:style-name="T145">mogućnost posjedovanja više (aktivnih) popisa u isto vrijeme</text:span></text:span></text:p>
        </text:list-item>
        <text:list-item>
          <text:p text:style-name="P44"><text:span text:style-name="Zadani_20_font_20_odlomka"><text:span text:style-name="T145">mogućnost manipulacije popisima (otvaranje, zatvaranje, arhiviranje, pregled starih popisa, brisanje...)</text:span></text:span></text:p>
        </text:list-item>
        <text:list-item>
          <text:p text:style-name="P44"><text:span text:style-name="Zadani_20_font_20_odlomka"><text:span text:style-name="T145">unaprijed postavljeni popisi - Npr. "kolač od čokolade" je popis koji sadrži sve artikle koji su potrebni za kolač npr. jaja, brašno, čokolada za kuhanje 200g...</text:span></text:span></text:p>
        </text:list-item>
        <text:list-item>
          <text:p text:style-name="P44"><text:span text:style-name="Zadani_20_font_20_odlomka"><text:span text:style-name="T145">mogućnost stvaranja vlastitih unaprijed postavljenih popisa npr. "stvari za wc" koji sadrži domestos, pronto itd.</text:span></text:span></text:p>
        </text:list-item>
        <text:list-item>
          <text:p text:style-name="P44"><text:span text:style-name="Zadani_20_font_20_odlomka"><text:span text:style-name="T151">mogućnost označavanja proizvoda kao "omiljenih". Ti su proizvodi izlistani sa strane u side bar-u da se lakše može doći do njih</text:span></text:span></text:p>
        </text:list-item>
      </text:list>
      <text:p text:style-name="P5"><text:span text:style-name="Zadani_20_font_20_odlomka"><text:span text:style-name="T167"/></text:span></text:p>
      <text:p text:style-name="P4"><text:span text:style-name="Zadani_20_font_20_odlomka"><text:span text:style-name="T99"/></text:span></text:p>
      <text:p text:style-name="P4"><text:span text:style-name="Zadani_20_font_20_odlomka"><text:span text:style-name="T169">Klasifikacija zahtjeva</text:span></text:span></text:p>
      <text:p text:style-name="P27"><text:span text:style-name="Zadani_20_font_20_odlomka"><text:span text:style-name="T171">Funkcionalni zahtjevi – „</text:span></text:span><text:span text:style-name="Zadani_20_font_20_odlomka"><text:span text:style-name="T173">system shall do”- </text:span></text:span><text:span text:style-name="Zadani_20_font_20_odlomka"><text:span text:style-name="T174">aplikacija će </text:span></text:span><text:span text:style-name="Zadani_20_font_20_odlomka"><text:span text:style-name="T175">raditi sljedeće</text:span></text:span><text:span text:style-name="Zadani_20_font_20_odlomka"><text:span text:style-name="T174">:</text:span></text:span></text:p>
      <text:list xml:id="list745330354" text:style-name="L5">
        <text:list-item>
          <text:p text:style-name="P28"><text:span text:style-name="Zadani_20_font_20_odlomka"><text:span text:style-name="T157">pregled svih trgovina u na karti</text:span></text:span></text:p>
        </text:list-item>
        <text:list-item>
          <text:p text:style-name="P29"><text:span text:style-name="Zadani_20_font_20_odlomka"><text:span text:style-name="T158">pregled svih artikala u tim trgovinama</text:span></text:span></text:p>
        </text:list-item>
        <text:list-item>
          <text:p text:style-name="P29"><text:span text:style-name="Zadani_20_font_20_odlomka"><text:span text:style-name="T158">mogućnost dodavanja artikala na popise</text:span></text:span></text:p>
        </text:list-item>
        <text:list-item>
          <text:p text:style-name="P29"><text:span text:style-name="Zadani_20_font_20_odlomka"><text:span text:style-name="T158">mogućnost izračunavanja optimalne cijene</text:span></text:span></text:p>
        </text:list-item>
        <text:list-item>
          <text:p text:style-name="P29"><text:span text:style-name="Zadani_20_font_20_odlomka"><text:span text:style-name="T158">opcija stvaranja računa i ulogiravanja</text:span></text:span></text:p>
        </text:list-item>
      </text:list>
      <text:p text:style-name="P27"><text:span text:style-name="Zadani_20_font_20_odlomka"><text:span text:style-name="T171">Nefunkcionalni sustava – „</text:span></text:span><text:span text:style-name="Zadani_20_font_20_odlomka"><text:span text:style-name="T172">system shall be” – aplikacija će biti ovakva:</text:span></text:span></text:p>
      <text:list xml:id="list1435109022" text:style-name="L6">
        <text:list-item>
          <text:p text:style-name="P30"><text:span text:style-name="Zadani_20_font_20_odlomka"><text:span text:style-name="T127">ograničen </text:span></text:span><text:span text:style-name="Zadani_20_font_20_odlomka"><text:span text:style-name="T142">User experience (UX)</text:span></text:span><text:span text:style-name="Zadani_20_font_20_odlomka"><text:span text:style-name="T159"> bez internetske veze</text:span></text:span></text:p>
        </text:list-item>
        <text:list-item>
          <text:p text:style-name="P31"><text:span text:style-name="Zadani_20_font_20_odlomka"><text:span text:style-name="T160">**</text:span></text:span><text:span text:style-name="Zadani_20_font_20_odlomka"><text:span text:style-name="T161">ograničenja na vrijeme ažuriranja sustava</text:span></text:span></text:p>
        </text:list-item>
      </text:list>
      <text:p text:style-name="P27"><text:span text:style-name="Zadani_20_font_20_odlomka"><text:span text:style-name="T171">Zahtjevi domene primjene</text:span></text:span></text:p>
      <text:list xml:id="list3526587194" text:style-name="L7">
        <text:list-item>
          <text:p text:style-name="P40"><text:span text:style-name="Zadani_20_font_20_odlomka"><text:span text:style-name="T162">fiskalizacija će biti </text:span></text:span><text:span text:style-name="Zadani_20_font_20_odlomka"><text:span text:style-name="T164">simulirana</text:span></text:span></text:p>
        </text:list-item>
      </text:list>
      <text:p text:style-name="P18"><text:soft-page-break/><text:span text:style-name="Zadani_20_font_20_odlomka"><text:span text:style-name="T100">Speficikacija zahtjeva</text:span></text:span></text:p>
      <text:p text:style-name="P18"><text:span text:style-name="Zadani_20_font_20_odlomka"><text:span text:style-name="T100"/></text:span></text:p>
      <text:p text:style-name="P18"><text:span text:style-name="Zadani_20_font_20_odlomka"><text:span text:style-name="T100">Validacija zahtjeva</text:span></text:span></text:p>
      <text:p text:style-name="P18"><text:span text:style-name="Zadani_20_font_20_odlomka"><text:span text:style-name="T100"/></text:span></text:p>
      <text:p text:style-name="P18"><text:span text:style-name="Zadani_20_font_20_odlomka"><text:span text:style-name="T100">Upravljanje zahtjevima</text:span></text:span></text:p>
      <text:p text:style-name="P18"><text:span text:style-name="Zadani_20_font_20_odlomka"><text:span text:style-name="T100"/></text:span></text:p>
      <text:p text:style-name="P2"><text:span text:style-name="Zadani_20_font_20_odlomka"><text:span text:style-name="T152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hr" fo:country="H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hr" fo:country="H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Odlomak_20_popisa" style:display-name="Odlomak popis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Zadani_20_font_20_odlomka" style:display-name="Zadani font odlomka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Wingdings" fo:font-family="Wingdings" style:font-family-generic="system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dc:title/>
    <dc:description/>
    <dc:subject/>
    <meta:initial-creator>Antonio Lakoš</meta:initial-creator>
    <meta:creation-date>2020-10-15T22:25:00Z</meta:creation-date>
    <dc:date>2020-10-25T00:53:20.618000000</dc:date>
    <meta:editing-cycles>89</meta:editing-cycles>
    <meta:editing-duration>PT3H6M31S</meta:editing-duration>
    <meta:document-statistic meta:table-count="1" meta:image-count="0" meta:object-count="0" meta:page-count="6" meta:paragraph-count="93" meta:word-count="1068" meta:character-count="7279" meta:non-whitespace-character-count="6308"/>
    <meta:template xlink:type="simple" xlink:actuate="onRequest" xlink:title="" xlink:href="../../../../Users/user/Downloads/PreljevStoga%20(1).odt/Normal.dotm"/>
  </office:meta>
</office:document-meta>
</file>